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9in"/>
    </style:style>
    <style:style style:name="TableColumn3" style:family="table-column">
      <style:table-column-properties style:column-width="8.1895in"/>
    </style:style>
    <style:style style:name="TableColumn4" style:family="table-column">
      <style:table-column-properties style:column-width="0.9451in"/>
    </style:style>
    <style:style style:name="Table1" style:family="table" style:master-page-name="MP0">
      <style:table-properties style:width="10.6937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style:font-weight-complex="bold" fo:text-transform="uppercase" fo:language="pl" fo:country="PL"/>
    </style:style>
    <style:style style:name="TableCell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 fo:text-transform="uppercase" fo:language="pl" fo:country="PL"/>
    </style:style>
    <style:style style:name="TableCell1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 fo:text-transform="uppercase" fo:language="pl" fo:country="PL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language="pl" fo:country="PL"/>
    </style:style>
    <style:style style:name="TableCell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language="pl" fo:country="PL"/>
    </style:style>
    <style:style style:name="TableCell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language="pl" fo:country="PL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language="pl" fo:country="PL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language="pl" fo:country="PL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language="pl" fo:country="PL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language="pl" fo:country="PL"/>
    </style:style>
    <style:style style:name="TableCell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language="pl" fo:country="PL"/>
    </style:style>
    <style:style style:name="TableCell3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language="pl" fo:country="PL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language="pl" fo:country="PL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language="pl" fo:country="PL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language="pl" fo:country="PL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language="pl" fo:country="PL"/>
    </style:style>
    <style:style style:name="TableCell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language="pl" fo:country="PL"/>
    </style:style>
    <style:style style:name="TableCell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language="pl" fo:country="PL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language="pl" fo:country="PL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language="pl" fo:country="PL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language="pl" fo:country="PL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language="pl" fo:country="PL"/>
    </style:style>
    <style:style style:name="TableCell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language="pl" fo:country="PL"/>
    </style:style>
    <style:style style:name="TableCell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language="pl" fo:country="PL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language="pl" fo:country="PL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language="pl" fo:country="PL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language="pl" fo:country="PL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language="pl" fo:country="PL"/>
    </style:style>
    <style:style style:name="TableCell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language="pl" fo:country="PL"/>
    </style:style>
    <style:style style:name="TableCell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language="pl" fo:country="PL"/>
    </style:style>
    <style:style style:name="TableRow75" style:family="table-row">
      <style:table-row-properties style:min-row-height="0.0138in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language="pl" fo:country="PL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language="pl" fo:country="PL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cje o blog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cje o blog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Nazwa blogu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Tytuł/Slogan blogu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Imię właściciel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Adres mailowy właściciel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Data utworzenia blogu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Wersja Blogu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ytuj</text:p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18:00Z</dc:date>
    <meta:template xlink:href="Normal.dotm" xlink:type="simple"/>
    <meta:editing-cycles>23</meta:editing-cycles>
    <meta:editing-duration>PT3960S</meta:editing-duration>
    <meta:document-statistic meta:page-count="1" meta:paragraph-count="1" meta:word-count="43" meta:character-count="306" meta:row-count="2" meta:non-whitespace-character-count="264"/>
  </office:meta>
</office:document-meta>
</file>